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 style:master-page-name="HTML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paragraph-properties fo:text-align="center" style:justify-single-word="false"/>
      <style:text-properties fo:language="ru" fo:country="RU"/>
    </style:style>
    <style:style style:name="P6" style:family="paragraph" style:parent-style-name="Text_20_body">
      <style:paragraph-properties fo:text-align="start" style:justify-single-word="false"/>
      <style:text-properties fo:language="ru" fo:country="RU"/>
    </style:style>
    <style:style style:name="P7" style:family="paragraph" style:parent-style-name="Text_20_body" style:list-style-name="L1"/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style:font-name="Times New Roman3" fo:font-size="14pt" fo:language="en" fo:country="none"/>
    </style:style>
    <style:style style:name="T4" style:family="text">
      <style:text-properties style:font-name="Times New Roman3" fo:font-size="14pt" fo:language="en" fo:country="none" fo:font-style="italic"/>
    </style:style>
    <style:style style:name="T5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79cm" svg:height="0.82cm" draw:z-index="0"><draw:image xlink:href="../../odt_eng/images/3027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TS <text:span text:style-name="T1">trigger</text:span>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69cm" svg:height="1.27cm" draw:z-index="0"><draw:image xlink:href="../../odt_eng/images/3027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3">The unit implements</text:span> <text:span text:style-name="T3">the TR trigger with set priority (i.e., if the logical one level is at the R and S inputs, then the output will take the logical one value) and complementing input.</text:span> </text:p>
            <text:p text:style-name="P4"><text:span text:style-name="T3">If the logical one is at any</text:span> <text:span text:style-name="T3">of the R or S inputs, then the trigger will work as usual RS trigger (with set priority).</text:span> </text:p>
            <text:p text:style-name="P4"><text:span text:style-name="T3">If</text:span> <text:span text:style-name="T3">the logical zero is applied to the both R and S inputs, then the trigger will take into account a signal at the T input and change its state every time when a signal at the T input is changed from logical 0 to 1 (for the "</text:span><text:span text:style-name="T4">by</text:span><text:span text:style-name="T3"> </text:span><text:span text:style-name="T4">leading edge</text:span><text:span text:style-name="T3">" type of complementing input):</text:span> </text:p>
            <text:p text:style-name="P5"><draw:frame draw:style-name="fr3" draw:name="Объект3" text:anchor-type="as-char" svg:width="8.916cm" svg:height="2.101cm" draw:z-index="0"><draw:object xlink:href="./Object 1" xlink:type="simple" xlink:show="embed" xlink:actuate="onLoad"/><draw:image xlink:href="./ObjectReplacements/Object 1" xlink:type="simple" xlink:show="embed" xlink:actuate="onLoad"/><svg:title>формула</svg:title></draw:frame>,</text:p>
            <text:p text:style-name="P6"><text:span text:style-name="T3">or when the</text:span> <text:span text:style-name="T3">input signal at the T input is changed from logical one to logical zero (for the "</text:span><text:span text:style-name="T4">by</text:span><text:span text:style-name="T3"> </text:span><text:span text:style-name="T4">trailing edge</text:span><text:span text:style-name="T3">" type of complementing input):</text:span> </text:p>
            <text:p text:style-name="P5"><draw:frame draw:style-name="fr3" draw:name="Объект1" text:anchor-type="as-char" svg:width="8.916cm" svg:height="2.101cm" draw:z-index="0"><draw:object xlink:href="./Object 2" xlink:type="simple" xlink:show="embed" xlink:actuate="onLoad"/><draw:image xlink:href="./ObjectReplacements/Object 2" xlink:type="simple" xlink:show="embed" xlink:actuate="onLoad"/><svg:title>формула</svg:title></draw:frame></text:p>
            <text:p text:style-name="P4"><text:span text:style-name="T2">Properties</text:span>:</text:p>
            <text:list xml:id="list3309445984547478459" text:style-name="L1">
              <text:list-item>
                <text:p text:style-name="P7"><text:span text:style-name="T3">Initial conditions</text:span><text:span text:style-name="T5"> – </text:span><text:span text:style-name="T3">the initial</text:span><text:span text:style-name="T5"> </text:span><text:span text:style-name="T3">output values.</text:span></text:p>
              </text:list-item>
              <text:list-item>
                <text:p text:style-name="P7"><text:span text:style-name="T3">Add an</text:span><text:span text:style-name="T5"> </text:span><text:span text:style-name="T3">inverted</text:span><text:span text:style-name="T5"> </text:span><text:span text:style-name="T3">output </text:span><text:span text:style-name="T5">– </text:span><text:span text:style-name="T3">indicates</text:span><text:span text:style-name="T5"> </text:span><text:span text:style-name="T3">the presence of</text:span><text:span text:style-name="T5"> </text:span><text:span text:style-name="T3">an inverted</text:span><text:span text:style-name="T5"> </text:span><text:span text:style-name="T3">output.</text:span></text:p>
              </text:list-item>
              <text:list-item>
                <text:p text:style-name="P7"><text:span text:style-name="T3">Type of</text:span><text:span text:style-name="T5"> </text:span><text:span text:style-name="T3">complementing input (by leading edge, by trailing edge) </text:span><text:span text:style-name="T5">– </text:span><text:span text:style-name="T3">the condition</text:span><text:span text:style-name="T5"> </text:span><text:span text:style-name="T3">of actuation of the complementing input.</text:span>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Триггер TS</dc:title>
    <dc:date>2012-03-05T21:04:18.54</dc:date>
    <meta:editing-cycles>111</meta:editing-cycles>
    <meta:editing-duration>PT2H43M16S</meta:editing-duration>
    <dc:creator>Александр </dc:creator>
    <meta:document-statistic meta:table-count="1" meta:image-count="2" meta:object-count="2" meta:page-count="1" meta:paragraph-count="15" meta:word-count="189" meta:character-count="1001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  <mrow>
        <mi/>
        <mo stretchy="false">=</mo>
        <mi/>
      </mrow>
      <mrow>
        <mo stretchy="false">¬</mo>
        <mrow>
          <mi>y</mi>
          <mrow>
            <mo stretchy="false">(</mo>
            <mrow>
              <mrow>
                <mi>t</mi>
                <mo stretchy="false">−</mo>
                <mo stretchy="false">Δ</mo>
              </mrow>
              <mi>t</mi>
            </mrow>
            <mo stretchy="false">)</mo>
          </mrow>
        </mrow>
      </mrow>
      <mi>,</mi>
      <mi/>
      <mi mathvariant="italic">if</mi>
      <mi/>
      <mrow>
        <mo stretchy="true">{</mo>
        <mrow>
          <mtable>
            <mtr>
              <mtd>
                <mrow>
                  <msub>
                    <mi>u</mi>
                    <mi>R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i>u</mi>
                      <mi>s</mi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n>0</mn>
                  </mrow>
                  <mi>;</mi>
                </mrow>
              </mtd>
            </mtr>
            <mtr>
              <mtd>
                <mrow>
                  <msub>
                    <mi>u</mi>
                    <mi>T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n>1</mn>
                  </mrow>
                  <mi>;</mi>
                </mrow>
              </mtd>
            </mtr>
            <mtr>
              <mtd>
                <mrow>
                  <msub>
                    <mi>u</mi>
                    <mi>T</mi>
                  </msub>
                  <mrow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o stretchy="false">=</mo>
                    <mn>0</mn>
                  </mrow>
                  <mi>;</mi>
                </mrow>
              </mtd>
            </mtr>
          </mtable>
        </mrow>
      </mrow>
    </mrow>
    <annotation encoding="StarMath 5.0">y(t) ~=~ neg {y(t- %DELTA t)}, ~if~
left lbrace stack{
alignl u_R(t)=u_s(t)=0; #
alignl u_T(t) = 1; #
alignl u_T(t- %DELTA t) =0;  }
right none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  <mrow>
        <mi/>
        <mo stretchy="false">=</mo>
        <mi/>
      </mrow>
      <mrow>
        <mo stretchy="false">¬</mo>
        <mrow>
          <mi>y</mi>
          <mrow>
            <mo stretchy="false">(</mo>
            <mrow>
              <mrow>
                <mi>t</mi>
                <mo stretchy="false">−</mo>
                <mo stretchy="false">Δ</mo>
              </mrow>
              <mi>t</mi>
            </mrow>
            <mo stretchy="false">)</mo>
          </mrow>
        </mrow>
      </mrow>
      <mi>,</mi>
      <mi/>
      <mi mathvariant="italic">if</mi>
      <mi/>
      <mrow>
        <mo stretchy="true">{</mo>
        <mrow>
          <mtable>
            <mtr>
              <mtd>
                <mrow>
                  <msub>
                    <mi>u</mi>
                    <mi>R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i>u</mi>
                      <mi>s</mi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n>0</mn>
                  </mrow>
                  <mi>;</mi>
                </mrow>
              </mtd>
            </mtr>
            <mtr>
              <mtd>
                <mrow>
                  <msub>
                    <mi>u</mi>
                    <mi>T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n>0</mn>
                  </mrow>
                  <mi>;</mi>
                </mrow>
              </mtd>
            </mtr>
            <mtr>
              <mtd>
                <mrow>
                  <msub>
                    <mi>u</mi>
                    <mi>T</mi>
                  </msub>
                  <mrow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o stretchy="false">=</mo>
                    <mn>1</mn>
                  </mrow>
                  <mi>;</mi>
                </mrow>
              </mtd>
            </mtr>
          </mtable>
        </mrow>
      </mrow>
    </mrow>
    <annotation encoding="StarMath 5.0">y(t) ~=~ neg {y(t- %DELTA t)}, ~if~
left lbrace stack{
alignl u_R(t)=u_s(t)=0; #
alignl u_T(t) = 0; #
alignl u_T(t- %DELTA t) =1;  }
right none</annotation>
  </semantics>
</math>
</file>